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cm" svg:height="0.5cm" svg:x="0.923cm" svg:y="1.45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cm" svg:x="0.923cm" svg:y="1.957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23cm" svg:y1="6.957cm" svg:x2="6.423cm" svg:y2="4.957cm">
          <text:p text:style-name="P2"/>
        </draw:line>
        <draw:frame draw:style-name="gr4" draw:text-style-name="P2" draw:layer="layout" svg:width="1cm" svg:height="0.963cm" svg:x="11.423cm" svg:y="5.957cm">
          <draw:text-box>
            <text:p text:style-name="P2">A</text:p>
          </draw:text-box>
        </draw:frame>
        <draw:frame draw:style-name="gr4" draw:text-style-name="P2" draw:layer="layout" svg:width="1cm" svg:height="0.963cm" svg:x="8.923cm" svg:y="4.957cm">
          <draw:text-box>
            <text:p text:style-name="P2">B</text:p>
          </draw:text-box>
        </draw:frame>
        <draw:frame draw:style-name="gr4" draw:text-style-name="P2" draw:layer="layout" svg:width="1cm" svg:height="0.963cm" svg:x="5.423cm" svg:y="3.957cm">
          <draw:text-box>
            <text:p text:style-name="P2">C</text:p>
          </draw:text-box>
        </draw:frame>
        <draw:custom-shape draw:style-name="gr1" draw:text-style-name="P1" draw:layer="layout" svg:width="8cm" svg:height="0.5cm" svg:x="0.923cm" svg:y="8.45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cm" svg:x="0.923cm" svg:y="8.957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923cm" svg:y1="11.957cm" svg:x2="6.423cm" svg:y2="11.957cm">
          <text:p text:style-name="P2"/>
        </draw:line>
        <draw:frame draw:style-name="gr4" draw:text-style-name="P2" draw:layer="layout" svg:width="1cm" svg:height="0.963cm" svg:x="6.423cm" svg:y="10.957cm">
          <draw:text-box>
            <text:p text:style-name="P2">B</text:p>
          </draw:text-box>
        </draw:frame>
        <draw:frame draw:style-name="gr4" draw:text-style-name="P2" draw:layer="layout" svg:width="1cm" svg:height="0.963cm" svg:x="3.923cm" svg:y="10.957cm">
          <draw:text-box>
            <text:p text:style-name="P2">A</text:p>
          </draw:text-box>
        </draw:frame>
        <draw:custom-shape draw:style-name="gr1" draw:text-style-name="P1" draw:layer="layout" svg:width="8cm" svg:height="0.5cm" svg:x="0.923cm" svg:y="15.95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cm" svg:x="0.923cm" svg:y="16.457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423cm" svg:y1="21.457cm" svg:x2="6.423cm" svg:y2="19.457cm">
          <text:p text:style-name="P2"/>
        </draw:line>
        <draw:frame draw:style-name="gr4" draw:text-style-name="P2" draw:layer="layout" svg:width="1cm" svg:height="0.963cm" svg:x="5.923cm" svg:y="18.457cm">
          <draw:text-box>
            <text:p text:style-name="P2">A</text:p>
          </draw:text-box>
        </draw:frame>
        <draw:frame draw:style-name="gr4" draw:text-style-name="P2" draw:layer="layout" svg:width="1cm" svg:height="0.963cm" svg:x="8.923cm" svg:y="19.457cm">
          <draw:text-box>
            <text:p text:style-name="P2">B</text:p>
          </draw:text-box>
        </draw:frame>
        <draw:frame draw:style-name="gr4" draw:text-style-name="P2" draw:layer="layout" svg:width="1cm" svg:height="0.963cm" svg:x="10.923cm" svg:y="20.457cm">
          <draw:text-box>
            <text:p text:style-name="P2">C</text:p>
          </draw:text-box>
        </draw:frame>
        <draw:custom-shape draw:style-name="gr1" draw:text-style-name="P1" draw:layer="layout" svg:width="8cm" svg:height="0.5cm" svg:x="0.923cm" svg:y="8.45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cm" svg:x="0.923cm" svg:y="8.957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923cm" svg:y1="11.957cm" svg:x2="6.423cm" svg:y2="11.957cm">
          <text:p text:style-name="P2"/>
        </draw:line>
        <draw:frame draw:style-name="gr4" draw:text-style-name="P2" draw:layer="layout" svg:width="1cm" svg:height="0.963cm" svg:x="6.423cm" svg:y="10.957cm">
          <draw:text-box>
            <text:p text:style-name="P2">B</text:p>
          </draw:text-box>
        </draw:frame>
        <draw:frame draw:style-name="gr4" draw:text-style-name="P2" draw:layer="layout" svg:width="1cm" svg:height="0.963cm" svg:x="3.923cm" svg:y="10.957cm">
          <draw:text-box>
            <text:p text:style-name="P2">A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8cm" svg:height="0.5cm" svg:x="1.423cm" svg:y="1.45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cm" svg:x="1.423cm" svg:y="1.95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0.5cm" svg:x="1.423cm" svg:y="1.457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6cm" svg:x="1.423cm" svg:y="1.957cm"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423cm" svg:y="5.457cm">
          <text:p text:style-name="P3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1cm" svg:x="4.423cm" svg:y="3.957cm">
          <text:p text:style-name="P3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cm" svg:height="1cm" svg:x="7.423cm" svg:y="5.957cm">
          <text:p text:style-name="P3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7cm" fo:margin-bottom="0.457cm" fo:margin-left="0.423cm" fo:margin-right="0.4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creation-date>2005-08-27T10:02:04</meta:creation-date>
    <dc:date>2005-08-27T10:46:03</dc:date>
    <dc:language>en-US</dc:language>
    <meta:editing-cycles>2</meta:editing-cycles>
    <meta:editing-duration>PT13M38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